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e013a" officeooo:paragraph-rsid="3c42b17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e013a" officeooo:paragraph-rsid="41b9208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e013a" officeooo:paragraph-rsid="41d4232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e013a" officeooo:paragraph-rsid="41d9238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e013a" officeooo:paragraph-rsid="41faa40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e013a" officeooo:paragraph-rsid="42347e3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e013a" officeooo:paragraph-rsid="423faeb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e013a" officeooo:paragraph-rsid="424180c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e013a" officeooo:paragraph-rsid="424358c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39d6e5" officeooo:paragraph-rsid="4239d6e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39d6e5" officeooo:paragraph-rsid="42460a9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39d6e5" officeooo:paragraph-rsid="42640ad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39d6e5" officeooo:paragraph-rsid="424877a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39d6e5" officeooo:paragraph-rsid="425ec46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4dc5d3" officeooo:paragraph-rsid="424dc5d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4f05df" officeooo:paragraph-rsid="426c495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4f05df" officeooo:paragraph-rsid="426f87f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4f05df" officeooo:paragraph-rsid="427155c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4f05df" officeooo:paragraph-rsid="4283571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4f05df" officeooo:paragraph-rsid="4284300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4f05df" officeooo:paragraph-rsid="4284dff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4f05df" officeooo:paragraph-rsid="42897f1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4f05df" officeooo:paragraph-rsid="428b412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4f05df" officeooo:paragraph-rsid="428bb48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4f05df" officeooo:paragraph-rsid="428e27a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4f05df" officeooo:paragraph-rsid="428ea8f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4f05df" officeooo:paragraph-rsid="42914bd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4f05df" officeooo:paragraph-rsid="4291618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4f05df" officeooo:paragraph-rsid="4294b18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4f05df" officeooo:paragraph-rsid="4295b75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4f05df" officeooo:paragraph-rsid="42a6568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4f05df" officeooo:paragraph-rsid="42aae79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4f05df" officeooo:paragraph-rsid="42acc8f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4f05df" officeooo:paragraph-rsid="42ba52c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4f05df" officeooo:paragraph-rsid="42baf1b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4f05df" officeooo:paragraph-rsid="42bdd29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4f05df" officeooo:paragraph-rsid="42bdd6e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4f05df" officeooo:paragraph-rsid="42c1a1e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e013a" officeooo:paragraph-rsid="41e54cd2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e013a" officeooo:paragraph-rsid="41b9ca21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e013a" officeooo:paragraph-rsid="41cac6e2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e013a" officeooo:paragraph-rsid="41bfd21a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e013a" officeooo:paragraph-rsid="41d1f038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e013a" officeooo:paragraph-rsid="41d3f119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e013a" officeooo:paragraph-rsid="41c138e8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e013a" officeooo:paragraph-rsid="41c435a0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e013a" officeooo:paragraph-rsid="41ea36a0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e013a" officeooo:paragraph-rsid="41f3d197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e013a" officeooo:paragraph-rsid="41caf14c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e013a" officeooo:paragraph-rsid="41e44b28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e013a" officeooo:paragraph-rsid="41c9265b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e013a" officeooo:paragraph-rsid="41d9238e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e013a" officeooo:paragraph-rsid="41f0bd9a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e013a" officeooo:paragraph-rsid="41ded475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e013a" officeooo:paragraph-rsid="41faa405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e013a" officeooo:paragraph-rsid="420c7b58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e013a" officeooo:paragraph-rsid="423dd118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e013a" officeooo:paragraph-rsid="420e875e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e013a" officeooo:paragraph-rsid="4214765a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e013a" officeooo:paragraph-rsid="4233e693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e013a" officeooo:paragraph-rsid="4239bf6c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e013a" officeooo:paragraph-rsid="4235fbe0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e013a" officeooo:paragraph-rsid="4237e1d2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e013a" officeooo:paragraph-rsid="421eccfd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e013a" officeooo:paragraph-rsid="42302708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e013a" officeooo:paragraph-rsid="4224be38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e013a" officeooo:paragraph-rsid="42318450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e013a" officeooo:paragraph-rsid="42460a91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e013a" officeooo:paragraph-rsid="42640ad7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e013a" officeooo:paragraph-rsid="42641a59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e013a" officeooo:paragraph-rsid="4273bac5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e013a" officeooo:paragraph-rsid="427a27ce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41cac6e2" officeooo:paragraph-rsid="4233e69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4f05df" officeooo:paragraph-rsid="42b4a833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4f05df" officeooo:paragraph-rsid="42b5e3b9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4f05df" officeooo:paragraph-rsid="42c34d06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4f05df" officeooo:paragraph-rsid="42c79669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8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e013a" officeooo:paragraph-rsid="3dc4c37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9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74872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0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7b42b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1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4f05df" officeooo:paragraph-rsid="4284ffd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2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4f05df" officeooo:paragraph-rsid="42b2c01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3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4f05df" officeooo:paragraph-rsid="42b4a83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4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ade180" officeooo:paragraph-rsid="41ade180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5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e013a" officeooo:paragraph-rsid="41ade180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6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e013a" officeooo:paragraph-rsid="42641a59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7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e013a" officeooo:paragraph-rsid="41ade18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8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e013a" officeooo:paragraph-rsid="41bbfb8e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" style:family="text">
      <style:text-properties style:font-name="標楷體1"/>
    </style:style>
    <style:style style:name="T2" style:family="text">
      <style:text-properties style:font-name="標楷體1" style:font-name-asian="標楷體1"/>
    </style:style>
    <style:style style:name="T3" style:family="text">
      <style:text-properties style:font-name="標楷體1" officeooo:rsid="41afc36f" style:font-name-asian="標楷體1" style:font-name-complex="標楷體"/>
    </style:style>
    <style:style style:name="T4" style:family="text">
      <style:text-properties style:font-name="標楷體1" officeooo:rsid="41b141ca" style:font-name-asian="標楷體1"/>
    </style:style>
    <style:style style:name="T5" style:family="text">
      <style:text-properties style:font-name="標楷體1" officeooo:rsid="41afc36f" style:font-name-asian="標楷體1"/>
    </style:style>
    <style:style style:name="T6" style:family="text">
      <style:text-properties style:font-name="標楷體1" officeooo:rsid="41b63561" style:font-name-asian="標楷體1"/>
    </style:style>
    <style:style style:name="T7" style:family="text">
      <style:text-properties style:font-name="標楷體1" officeooo:rsid="41b9208e" style:font-name-asian="標楷體1"/>
    </style:style>
    <style:style style:name="T8" style:family="text">
      <style:text-properties style:font-name="標楷體1" officeooo:rsid="41b9ca21" style:font-name-asian="標楷體1"/>
    </style:style>
    <style:style style:name="T9" style:family="text">
      <style:text-properties style:font-name="標楷體1" officeooo:rsid="41bb1cc0" style:font-name-asian="標楷體1"/>
    </style:style>
    <style:style style:name="T10" style:family="text">
      <style:text-properties style:font-name="標楷體1" officeooo:rsid="41bbfb8e" style:font-name-asian="標楷體1"/>
    </style:style>
    <style:style style:name="T11" style:family="text">
      <style:text-properties style:font-name="標楷體1" officeooo:rsid="41bfd21a" style:font-name-asian="標楷體1"/>
    </style:style>
    <style:style style:name="T12" style:family="text">
      <style:text-properties style:font-name="標楷體1" officeooo:rsid="41c0cd42" style:font-name-asian="標楷體1"/>
    </style:style>
    <style:style style:name="T13" style:family="text">
      <style:text-properties style:font-name="標楷體1" officeooo:rsid="41c435a0" style:font-name-asian="標楷體1"/>
    </style:style>
    <style:style style:name="T14" style:family="text">
      <style:text-properties style:font-name="標楷體1" officeooo:rsid="41c540b2" style:font-name-asian="標楷體1"/>
    </style:style>
    <style:style style:name="T15" style:family="text">
      <style:text-properties style:font-name="標楷體1" officeooo:rsid="41c73f98" style:font-name-asian="標楷體1"/>
    </style:style>
    <style:style style:name="T16" style:family="text">
      <style:text-properties style:font-name="標楷體1" officeooo:rsid="41c9265b" style:font-name-asian="標楷體1" style:font-name-complex="Liberation Serif1"/>
    </style:style>
    <style:style style:name="T17" style:family="text">
      <style:text-properties style:font-name="標楷體1" officeooo:rsid="41cac6e2" style:font-name-asian="標楷體1"/>
    </style:style>
    <style:style style:name="T18" style:family="text">
      <style:text-properties style:font-name="標楷體1" officeooo:rsid="41caf14c" style:font-name-asian="標楷體1"/>
    </style:style>
    <style:style style:name="T19" style:family="text">
      <style:text-properties style:font-name="標楷體1" officeooo:rsid="41e44b28" style:font-name-asian="標楷體1"/>
    </style:style>
    <style:style style:name="T20" style:family="text">
      <style:text-properties style:font-name="標楷體1" officeooo:rsid="41e54cd2" style:font-name-asian="標楷體1"/>
    </style:style>
    <style:style style:name="T21" style:family="text">
      <style:text-properties style:font-name="標楷體1" officeooo:rsid="41ea36a0" style:font-name-asian="標楷體1"/>
    </style:style>
    <style:style style:name="T22" style:family="text">
      <style:text-properties style:font-name="標楷體1" officeooo:rsid="41e9988a" style:font-name-asian="標楷體1"/>
    </style:style>
    <style:style style:name="T23" style:family="text">
      <style:text-properties style:font-name="標楷體1" officeooo:rsid="41ed2463" style:font-name-asian="標楷體1"/>
    </style:style>
    <style:style style:name="T24" style:family="text">
      <style:text-properties style:font-name="標楷體1" officeooo:rsid="41faa405" style:font-name-asian="標楷體1"/>
    </style:style>
    <style:style style:name="T25" style:family="text">
      <style:text-properties style:font-name="標楷體1" officeooo:rsid="42058798" style:font-name-asian="標楷體1"/>
    </style:style>
    <style:style style:name="T26" style:family="text">
      <style:text-properties style:font-name="標楷體1" officeooo:rsid="420a6b6f" style:font-name-asian="標楷體1"/>
    </style:style>
    <style:style style:name="T27" style:family="text">
      <style:text-properties style:font-name="標楷體1" officeooo:rsid="4213ece1" style:font-name-asian="標楷體1"/>
    </style:style>
    <style:style style:name="T28" style:family="text">
      <style:text-properties style:font-name="標楷體1" officeooo:rsid="4228a6aa" style:font-name-asian="標楷體1"/>
    </style:style>
    <style:style style:name="T29" style:family="text">
      <style:text-properties style:font-name="標楷體1" officeooo:rsid="4235fbe0" style:font-name-asian="標楷體1"/>
    </style:style>
    <style:style style:name="T30" style:family="text">
      <style:text-properties style:font-name="標楷體1" officeooo:rsid="42460a91" style:font-name-asian="標楷體1"/>
    </style:style>
    <style:style style:name="T31" style:family="text">
      <style:text-properties style:font-name="標楷體1" officeooo:rsid="4224be38" style:font-name-asian="標楷體1"/>
    </style:style>
    <style:style style:name="T32" style:family="text">
      <style:text-properties style:font-name="標楷體1" officeooo:rsid="42262f10" style:font-name-asian="標楷體1"/>
    </style:style>
    <style:style style:name="T33" style:family="text">
      <style:text-properties style:font-name="標楷體1" officeooo:rsid="423369bb" style:font-name-asian="標楷體1"/>
    </style:style>
    <style:style style:name="T34" style:family="text">
      <style:text-properties style:font-name="標楷體1" officeooo:rsid="42237d0b" style:font-name-asian="標楷體1"/>
    </style:style>
    <style:style style:name="T35" style:family="text">
      <style:text-properties style:font-name="標楷體1" officeooo:rsid="3b2e013a" style:font-name-asian="標楷體1"/>
    </style:style>
    <style:style style:name="T36" style:family="text">
      <style:text-properties style:font-name="標楷體1" officeooo:rsid="42502993" style:font-name-asian="標楷體1"/>
    </style:style>
    <style:style style:name="T37" style:family="text">
      <style:text-properties style:font-name="標楷體1" officeooo:rsid="4268500f" style:font-name-asian="標楷體1"/>
    </style:style>
    <style:style style:name="T38" style:family="text">
      <style:text-properties style:font-name="標楷體1" officeooo:rsid="42347e32" style:font-name-asian="標楷體1"/>
    </style:style>
    <style:style style:name="T39" style:family="text">
      <style:text-properties style:font-name="標楷體1" officeooo:rsid="423dd118" style:font-name-asian="標楷體1"/>
    </style:style>
    <style:style style:name="T40" style:family="text">
      <style:text-properties style:font-name="標楷體1" officeooo:rsid="4245028a" style:font-name-asian="標楷體1"/>
    </style:style>
    <style:style style:name="T41" style:family="text">
      <style:text-properties style:font-name="標楷體1" officeooo:rsid="42641a59" style:font-name-asian="標楷體1"/>
    </style:style>
    <style:style style:name="T42" style:family="text">
      <style:text-properties style:font-name="標楷體1" officeooo:rsid="3b283ca3" style:font-name-asian="標楷體1"/>
    </style:style>
    <style:style style:name="T43" style:family="text">
      <style:text-properties style:font-name="標楷體1" officeooo:rsid="42acc8f1" style:font-name-asian="標楷體1"/>
    </style:style>
    <style:style style:name="T44" style:family="text">
      <style:text-properties style:font-name="標楷體1" officeooo:rsid="42c53ad9" style:font-name-asian="標楷體1"/>
    </style:style>
    <style:style style:name="T45" style:family="text">
      <style:text-properties style:font-name="標楷體1" officeooo:rsid="41ade180"/>
    </style:style>
    <style:style style:name="T46" style:family="text">
      <style:text-properties style:font-name="標楷體1" officeooo:rsid="41c0cd42"/>
    </style:style>
    <style:style style:name="T47" style:family="text">
      <style:text-properties style:font-name="標楷體1" officeooo:rsid="42237d0b"/>
    </style:style>
    <style:style style:name="T48" style:family="text">
      <style:text-properties style:font-name="標楷體1" officeooo:rsid="423369bb"/>
    </style:style>
    <style:style style:name="T49" style:family="text">
      <style:text-properties style:font-name="標楷體1" officeooo:rsid="423dd118"/>
    </style:style>
    <style:style style:name="T50" style:family="text">
      <style:text-properties style:font-name="標楷體1" officeooo:rsid="4245028a"/>
    </style:style>
    <style:style style:name="T51" style:family="text">
      <style:text-properties style:font-name="標楷體1" officeooo:rsid="42460a91"/>
    </style:style>
    <style:style style:name="T52" style:family="text">
      <style:text-properties style:font-name="標楷體1" officeooo:rsid="424a1ac0"/>
    </style:style>
    <style:style style:name="T53" style:family="text">
      <style:text-properties style:font-name="標楷體1" officeooo:rsid="424d6b5b"/>
    </style:style>
    <style:style style:name="T54" style:family="text">
      <style:text-properties style:font-name="標楷體1" style:text-underline-style="solid" style:text-underline-width="auto" style:text-underline-color="font-color" officeooo:rsid="41cac6e2"/>
    </style:style>
    <style:style style:name="T55" style:family="text">
      <style:text-properties style:font-name="標楷體1" officeooo:rsid="41cac6e2"/>
    </style:style>
    <style:style style:name="T56" style:family="text">
      <style:text-properties style:font-name="標楷體1" officeooo:rsid="41faa405"/>
    </style:style>
    <style:style style:name="T57" style:family="text">
      <style:text-properties style:font-name="標楷體1" officeooo:rsid="42835716"/>
    </style:style>
    <style:style style:name="T58" style:family="text">
      <style:text-properties style:font-name="標楷體1" officeooo:rsid="3b2e013a"/>
    </style:style>
    <style:style style:name="T59" style:family="text">
      <style:text-properties style:font-name="標楷體1" officeooo:rsid="424dc5d3"/>
    </style:style>
    <style:style style:name="T60" style:family="text">
      <style:text-properties style:font-name="標楷體1" officeooo:rsid="42502993"/>
    </style:style>
    <style:style style:name="T61" style:family="text">
      <style:text-properties style:font-name="標楷體1" officeooo:rsid="428bb48f"/>
    </style:style>
    <style:style style:name="T62" style:family="text">
      <style:text-properties style:font-name="標楷體1" officeooo:rsid="4268500f"/>
    </style:style>
    <style:style style:name="T63" style:family="text">
      <style:text-properties style:font-name="標楷體1" officeooo:rsid="428c903e"/>
    </style:style>
    <style:style style:name="T64" style:family="text">
      <style:text-properties style:font-name="標楷體1" officeooo:rsid="41c435a0"/>
    </style:style>
    <style:style style:name="T65" style:family="text">
      <style:text-properties style:font-name="標楷體1" officeooo:rsid="428e27a7"/>
    </style:style>
    <style:style style:name="T66" style:family="text">
      <style:text-properties style:font-name="標楷體1" officeooo:rsid="428ea8f9"/>
    </style:style>
    <style:style style:name="T67" style:family="text">
      <style:text-properties style:font-name="標楷體1" officeooo:rsid="4291618a"/>
    </style:style>
    <style:style style:name="T68" style:family="text">
      <style:text-properties style:font-name="標楷體1" officeooo:rsid="429f6d12"/>
    </style:style>
    <style:style style:name="T69" style:family="text">
      <style:text-properties style:font-name="標楷體1" officeooo:rsid="42a016a2"/>
    </style:style>
    <style:style style:name="T70" style:family="text">
      <style:text-properties style:font-name="標楷體1" officeooo:rsid="42a1cc18"/>
    </style:style>
    <style:style style:name="T71" style:family="text">
      <style:text-properties style:font-name="標楷體1" officeooo:rsid="42a81e08"/>
    </style:style>
    <style:style style:name="T72" style:family="text">
      <style:text-properties style:font-name="標楷體1" officeooo:rsid="42acc8f1"/>
    </style:style>
    <style:style style:name="T73" style:family="text">
      <style:text-properties style:font-name="標楷體1" officeooo:rsid="42ad9813"/>
    </style:style>
    <style:style style:name="T74" style:family="text">
      <style:text-properties style:font-name="標楷體1" officeooo:rsid="42aed9c6"/>
    </style:style>
    <style:style style:name="T75" style:family="text">
      <style:text-properties style:font-name="標楷體1" officeooo:rsid="42bdd6e8"/>
    </style:style>
    <style:style style:name="T76" style:family="text">
      <style:text-properties style:text-position="super 58%" style:font-name="標楷體1" officeooo:rsid="41b0df4e" style:font-name-asian="標楷體1"/>
    </style:style>
    <style:style style:name="T77" style:family="text">
      <style:text-properties style:text-position="super 58%" style:font-name="標楷體1" officeooo:rsid="41bfd21a" style:font-name-asian="標楷體1"/>
    </style:style>
    <style:style style:name="T78" style:family="text">
      <style:text-properties style:text-position="super 58%" style:font-name="標楷體1" officeooo:rsid="41e54cd2" style:font-name-asian="標楷體1"/>
    </style:style>
    <style:style style:name="T79" style:family="text">
      <style:text-properties style:text-position="super 58%" style:font-name="標楷體1" officeooo:rsid="41e9988a" style:font-name-asian="標楷體1"/>
    </style:style>
    <style:style style:name="T80" style:family="text">
      <style:text-properties style:text-position="super 58%" style:font-name="標楷體1" officeooo:rsid="41ed2463" style:font-name-asian="標楷體1"/>
    </style:style>
    <style:style style:name="T81" style:family="text">
      <style:text-properties style:text-position="super 58%" style:font-name="標楷體1" officeooo:rsid="41faa897" style:font-name-asian="標楷體1"/>
    </style:style>
    <style:style style:name="T82" style:family="text">
      <style:text-properties style:text-position="super 58%" style:font-name="標楷體1" officeooo:rsid="41fc0a8d" style:font-name-asian="標楷體1"/>
    </style:style>
    <style:style style:name="T83" style:family="text">
      <style:text-properties style:text-position="super 58%" style:font-name="標楷體1" officeooo:rsid="41fe5a10" style:font-name-asian="標楷體1"/>
    </style:style>
    <style:style style:name="T84" style:family="text">
      <style:text-properties style:text-position="super 58%" style:font-name="標楷體1" officeooo:rsid="41ff5f53" style:font-name-asian="標楷體1"/>
    </style:style>
    <style:style style:name="T85" style:family="text">
      <style:text-properties style:text-position="super 58%" style:font-name="標楷體1" officeooo:rsid="4201ef81" style:font-name-asian="標楷體1"/>
    </style:style>
    <style:style style:name="T86" style:family="text">
      <style:text-properties style:text-position="super 58%" style:font-name="標楷體1" officeooo:rsid="4203448e" style:font-name-asian="標楷體1"/>
    </style:style>
    <style:style style:name="T87" style:family="text">
      <style:text-properties style:text-position="super 58%" style:font-name="標楷體1" officeooo:rsid="4213ece1" style:font-name-asian="標楷體1"/>
    </style:style>
    <style:style style:name="T88" style:family="text">
      <style:text-properties style:text-position="super 58%" style:font-name="標楷體1" officeooo:rsid="4215f6c6" style:font-name-asian="標楷體1"/>
    </style:style>
    <style:style style:name="T89" style:family="text">
      <style:text-properties style:text-position="super 58%" style:font-name="標楷體1" officeooo:rsid="4216bfe4" style:font-name-asian="標楷體1"/>
    </style:style>
    <style:style style:name="T90" style:family="text">
      <style:text-properties style:text-position="super 58%" style:font-name="標楷體1" officeooo:rsid="42186735" style:font-name-asian="標楷體1"/>
    </style:style>
    <style:style style:name="T91" style:family="text">
      <style:text-properties style:text-position="super 58%" style:font-name="標楷體1" officeooo:rsid="42197695" style:font-name-asian="標楷體1"/>
    </style:style>
    <style:style style:name="T92" style:family="text">
      <style:text-properties style:text-position="super 58%" style:font-name="標楷體1" officeooo:rsid="42263263" style:font-name-asian="標楷體1"/>
    </style:style>
    <style:style style:name="T93" style:family="text">
      <style:text-properties style:text-position="super 58%" style:font-name="標楷體1" officeooo:rsid="423dd118" style:font-name-asian="標楷體1"/>
    </style:style>
    <style:style style:name="T94" style:family="text">
      <style:text-properties style:text-position="super 58%" style:font-name="標楷體1" officeooo:rsid="42460a91" style:font-name-asian="標楷體1"/>
    </style:style>
    <style:style style:name="T95" style:family="text">
      <style:text-properties style:text-position="super 58%" style:font-name="標楷體1" officeooo:rsid="423dd118"/>
    </style:style>
    <style:style style:name="T96" style:family="text">
      <style:text-properties style:text-position="super 58%" style:font-name="標楷體1" officeooo:rsid="4245028a"/>
    </style:style>
    <style:style style:name="T97" style:family="text">
      <style:text-properties style:text-position="super 58%" style:font-name="標楷體1" officeooo:rsid="42460a91"/>
    </style:style>
    <style:style style:name="T98" style:family="text">
      <style:text-properties style:text-position="super 58%" style:font-name="標楷體1" officeooo:rsid="42502993"/>
    </style:style>
    <style:style style:name="T99" style:family="text">
      <style:text-properties style:text-position="super 58%" style:font-name="標楷體1" officeooo:rsid="42acc8f1"/>
    </style:style>
    <style:style style:name="T100" style:family="text">
      <style:text-properties style:text-position="super 58%" style:font-name="標楷體" officeooo:rsid="41b0df4e" style:font-name-asian="標楷體" style:font-name-complex="標楷體"/>
    </style:style>
    <style:style style:name="T101" style:family="text">
      <style:text-properties style:text-position="super 58%" style:font-name="標楷體1" officeooo:rsid="428e27a7"/>
    </style:style>
    <style:style style:name="T102" style:family="text">
      <style:text-properties style:text-position="super 58%" style:font-name="標楷體1" officeooo:rsid="41bfd21a" style:font-name-asian="標楷體1"/>
    </style:style>
    <style:style style:name="T103" style:family="text">
      <style:text-properties style:text-position="sub 58%" style:font-name="標楷體1" style:font-name-asian="標楷體1"/>
    </style:style>
    <style:style style:name="T104" style:family="text">
      <style:text-properties style:text-position="sub 58%" style:font-name="標楷體1" officeooo:rsid="41b141ca" style:font-name-asian="標楷體1"/>
    </style:style>
    <style:style style:name="T105" style:family="text">
      <style:text-properties style:text-position="sub 58%" style:font-name="標楷體1" officeooo:rsid="41c89da9" style:font-name-asian="標楷體1"/>
    </style:style>
    <style:style style:name="T106" style:family="text">
      <style:text-properties style:text-position="sub 58%" style:font-name="標楷體1" officeooo:rsid="41caf14c" style:font-name-asian="標楷體1"/>
    </style:style>
    <style:style style:name="T107" style:family="text">
      <style:text-properties style:text-position="sub 58%" style:font-name="標楷體1" officeooo:rsid="41faa405" style:font-name-asian="標楷體1"/>
    </style:style>
    <style:style style:name="T108" style:family="text">
      <style:text-properties style:text-position="sub 58%" style:font-name="標楷體1" officeooo:rsid="4245028a" style:font-name-asian="標楷體1"/>
    </style:style>
    <style:style style:name="T109" style:family="text">
      <style:text-properties style:text-position="sub 58%" style:font-name="標楷體1" officeooo:rsid="4245028a"/>
    </style:style>
    <style:style style:name="T110" style:family="text">
      <style:text-properties style:text-position="sub 58%" style:font-name="標楷體1" officeooo:rsid="428c903e"/>
    </style:style>
    <style:style style:name="T111" style:family="text">
      <style:text-properties style:text-position="sub 58%" style:font-name="標楷體1" officeooo:rsid="428e27a7"/>
    </style:style>
    <style:style style:name="T112" style:family="text">
      <style:text-properties style:text-position="sub 58%" style:font-name="標楷體1" officeooo:rsid="42acc8f1"/>
    </style:style>
    <style:style style:name="T113" style:family="text">
      <style:text-properties style:text-position="sub 58%" style:font-name="標楷體1" officeooo:rsid="42ad9813"/>
    </style:style>
    <style:style style:name="T114" style:family="text">
      <style:text-properties style:text-position="sub 58%" style:font-name="標楷體" officeooo:rsid="41b0df4e" style:font-name-asian="標楷體" style:font-name-complex="標楷體"/>
    </style:style>
    <style:style style:name="T115" style:family="text">
      <style:text-properties style:text-position="sub 58%" style:font-name="標楷體1" officeooo:rsid="428e27a7"/>
    </style:style>
    <style:style style:name="T116" style:family="text">
      <style:text-properties style:font-name="標楷體" style:font-name-asian="標楷體" style:font-name-complex="標楷體"/>
    </style:style>
    <style:style style:name="T117" style:family="text">
      <style:text-properties style:font-name="Liberation Serif1" style:font-name-asian="標楷體1"/>
    </style:style>
    <style:style style:name="T118" style:family="text">
      <style:text-properties style:font-name-asian="標楷體1"/>
    </style:style>
    <style:style style:name="T119" style:family="text">
      <style:text-properties officeooo:rsid="41b58e03" style:font-name-asian="標楷體1"/>
    </style:style>
    <style:style style:name="T120" style:family="text">
      <style:text-properties officeooo:rsid="41b63561" style:font-name-asian="標楷體1"/>
    </style:style>
    <style:style style:name="T121" style:family="text">
      <style:text-properties officeooo:rsid="41b9ca21" style:font-name-asian="標楷體1"/>
    </style:style>
    <style:style style:name="T122" style:family="text">
      <style:text-properties officeooo:rsid="41bbfb8e" style:font-name-asian="標楷體1"/>
    </style:style>
    <style:style style:name="T123" style:family="text">
      <style:text-properties officeooo:rsid="41bfd21a" style:font-name-asian="標楷體1"/>
    </style:style>
    <style:style style:name="T124" style:family="text">
      <style:text-properties officeooo:rsid="41c0cd42" style:font-name-asian="標楷體1"/>
    </style:style>
    <style:style style:name="T125" style:family="text">
      <style:text-properties officeooo:rsid="41c23d42" style:font-name-asian="標楷體1"/>
    </style:style>
    <style:style style:name="T126" style:family="text">
      <style:text-properties officeooo:rsid="41c435a0" style:font-name-asian="標楷體1"/>
    </style:style>
    <style:style style:name="T127" style:family="text">
      <style:text-properties officeooo:rsid="41db1b04" style:font-name-asian="標楷體1"/>
    </style:style>
    <style:style style:name="T128" style:family="text">
      <style:text-properties officeooo:rsid="41e44b28" style:font-name-asian="標楷體1"/>
    </style:style>
    <style:style style:name="T129" style:family="text">
      <style:text-properties officeooo:rsid="41f0bd9a" style:font-name-asian="標楷體1"/>
    </style:style>
    <style:style style:name="T130" style:family="text">
      <style:text-properties officeooo:rsid="41f980f7" style:font-name-asian="標楷體1"/>
    </style:style>
    <style:style style:name="T131" style:family="text">
      <style:text-properties officeooo:rsid="4239d6e5" style:font-name-asian="標楷體1"/>
    </style:style>
    <style:style style:name="T132" style:family="text">
      <style:text-properties officeooo:rsid="41cac6e2" style:font-name-asian="標楷體1"/>
    </style:style>
    <style:style style:name="T133" style:family="text">
      <style:text-properties officeooo:rsid="3b283ca3" style:font-name-asian="標楷體1"/>
    </style:style>
    <style:style style:name="T134" style:family="text">
      <style:text-properties officeooo:rsid="254b39c8" style:font-name-asian="標楷體1"/>
    </style:style>
    <style:style style:name="T135" style:family="text">
      <style:text-properties fo:color="#333333" style:font-name="標楷體1" officeooo:rsid="41bfd21a" style:font-name-asian="標楷體1"/>
    </style:style>
    <style:style style:name="T136" style:family="text">
      <style:text-properties fo:color="#333333" style:font-name="標楷體1" officeooo:rsid="41bb1cc0" style:font-name-asian="標楷體1"/>
    </style:style>
    <style:style style:name="T137" style:family="text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4f05d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38" style:family="text">
      <style:text-properties officeooo:rsid="41bbfb8e" style:font-name-asian="Arial1"/>
    </style:style>
    <style:style style:name="T139" style:family="text">
      <style:text-properties officeooo:rsid="4264d913" style:font-name-asian="Arial1"/>
    </style:style>
    <style:style style:name="T140" style:family="text">
      <style:text-properties style:font-name="Liberation Serif" style:font-name-asian="標楷體1"/>
    </style:style>
    <style:style style:name="T141" style:family="text">
      <style:text-properties style:font-name="Liberation Serif" officeooo:rsid="41b63561" style:font-name-asian="標楷體1"/>
    </style:style>
    <style:style style:name="T142" style:family="text">
      <style:text-properties style:font-name="Liberation Serif" officeooo:rsid="3b2e013a" style:font-name-asian="標楷體1"/>
    </style:style>
    <style:style style:name="T143" style:family="text">
      <style:text-properties style:font-name="Liberation Serif" officeooo:rsid="4239d6e5" style:font-name-asian="標楷體1"/>
    </style:style>
    <style:style style:name="T144" style:family="text">
      <style:text-properties style:font-name="Liberation Serif" officeooo:rsid="41c435a0" style:font-name-asian="標楷體1"/>
    </style:style>
    <style:style style:name="T145" style:family="text">
      <style:text-properties officeooo:rsid="4239d6e5"/>
    </style:style>
    <style:style style:name="T146" style:family="text">
      <style:text-properties officeooo:rsid="41c0cd42"/>
    </style:style>
    <style:style style:name="T147" style:family="text">
      <style:text-properties officeooo:rsid="4245028a"/>
    </style:style>
    <style:style style:name="T148" style:family="text">
      <style:text-properties fo:color="#1c1c1c" style:font-name="標楷體1" officeooo:rsid="424d6b5b"/>
    </style:style>
    <style:style style:name="T149" style:family="text">
      <style:text-properties fo:color="#1c1c1c" style:font-name="標楷體1" officeooo:rsid="425ec466"/>
    </style:style>
    <style:style style:name="T150" style:family="text">
      <style:text-properties fo:color="#1c1c1c" style:font-name="標楷體1" officeooo:rsid="424a1ac0"/>
    </style:style>
    <style:style style:name="T151" style:family="text">
      <style:text-properties fo:color="#1c1c1c" style:font-name="標楷體1" officeooo:rsid="425ff85e"/>
    </style:style>
    <style:style style:name="T152" style:family="text">
      <style:text-properties officeooo:rsid="4264d913"/>
    </style:style>
    <style:style style:name="T153" style:family="text">
      <style:text-properties officeooo:rsid="3b2e013a"/>
    </style:style>
    <style:style style:name="T154" style:family="text">
      <style:text-properties style:font-name="標楷體1" officeooo:rsid="4239d6e5" style:font-name-asian="標楷體1"/>
    </style:style>
    <style:style style:name="T155" style:family="text">
      <style:text-properties style:font-name="標楷體1" officeooo:rsid="41bfd21a" style:font-name-asian="標楷體1"/>
    </style:style>
    <style:style style:name="T156" style:family="text">
      <style:text-properties style:font-name="標楷體1" officeooo:rsid="41cac6e2" style:font-name-asian="標楷體1"/>
    </style:style>
    <style:style style:name="T157" style:family="text">
      <style:text-properties style:font-name="標楷體1" officeooo:rsid="4239d6e5"/>
    </style:style>
    <style:style style:name="T158" style:family="text">
      <style:text-properties style:font-name="標楷體1" officeooo:rsid="428e27a7"/>
    </style:style>
    <style:style style:name="T159" style:family="text">
      <style:text-properties style:font-name="標楷體1" officeooo:rsid="42acc8f1"/>
    </style:style>
    <style:style style:name="T160" style:family="text">
      <style:text-properties style:font-name="標楷體1" officeooo:rsid="42b01dc7"/>
    </style:style>
    <style:style style:name="T161" style:family="text">
      <style:text-properties officeooo:rsid="4c43b58b"/>
    </style:style>
    <style:style style:name="T162" style:family="text">
      <style:text-properties officeooo:rsid="3afd9d17"/>
    </style:style>
    <style:style style:name="T163" style:family="text">
      <style:text-properties officeooo:rsid="41c435a0"/>
    </style:style>
    <style:style style:name="T164" style:family="text">
      <style:text-properties style:font-name="標楷體" officeooo:rsid="4294b18a" style:font-name-asian="標楷體" style:font-name-complex="標楷體"/>
    </style:style>
    <style:style style:name="T165" style:family="text">
      <style:text-properties style:font-name="標楷體" officeooo:rsid="42b2c012" style:font-name-asian="標楷體" style:font-name-complex="標楷體"/>
    </style:style>
    <style:style style:name="T166" style:family="text">
      <style:text-properties officeooo:rsid="41b63561"/>
    </style:style>
    <style:style style:name="T167" style:family="text">
      <style:text-properties style:font-name-asian="標楷體1"/>
    </style:style>
    <style:style style:name="T168" style:family="text">
      <style:text-properties officeooo:rsid="41cac6e2" style:font-name-asian="標楷體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391514119" text:style-name="L1">
        <text:list-item>
          <text:p text:style-name="P1"><text:bookmark-start text:name="微積分"/>微積分<text:bookmark-end text:name="微積分"/></text:p>
          <text:list>
            <text:list-item>
              <text:p text:style-name="P78">積分。</text:p>
              <text:list>
                <text:list-item>
                  <text:p text:style-name="P84"><text:span text:style-name="T2">S =</text:span><text:span text:style-name="T116">∫</text:span><text:span text:style-name="T114">0</text:span><text:span text:style-name="T100">T</text:span><text:span text:style-name="T3">(</text:span><text:span text:style-name="T2">v(t)</text:span><text:span text:style-name="T5">)</text:span><text:span text:style-name="T2">dt。</text:span></text:p>
                  <text:list>
                    <text:list-item>
                      <text:p text:style-name="P84"><text:span text:style-name="T2">S = Σ</text:span><text:span text:style-name="T104">t</text:span><text:span text:style-name="T103">=0</text:span><text:span text:style-name="T76">T</text:span><text:span text:style-name="T117">（</text:span><text:span text:style-name="T2">v(</text:span><text:span text:style-name="T4">t</text:span><text:span text:style-name="T2">)</text:span><text:span text:style-name="T117">）</text:span><text:span text:style-name="T2">。</text:span></text:p>
                    </text:list-item>
                    <text:list-item>
                      <text:p text:style-name="P85"><text:span text:style-name="T1">S = </text:span><text:span text:style-name="T45">v * T</text:span><text:span text:style-name="T118">。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87"><text:bookmark-start text:name="次方坐標系"/>次方<text:bookmark-end text:name="次方坐標系"/>座標系</text:p>
          <text:list>
            <text:list-item>
              <text:p text:style-name="P88"><text:span text:style-name="T11">n</text:span><text:span text:style-name="T6">元</text:span><text:span text:style-name="T135">m</text:span><text:span text:style-name="T136">次</text:span><text:span text:style-name="T6">方程</text:span><text:span text:style-name="T120">式 </text:span><text:span text:style-name="T138">↔</text:span><text:span text:style-name="T122">（</text:span><text:span text:style-name="T11">n</text:span><text:span text:style-name="T10">+1</text:span><text:span text:style-name="T9">）</text:span><text:span text:style-name="T120">維</text:span><text:span text:style-name="T118">次方座標系</text:span><text:span text:style-name="T119">。</text:span></text:p>
            </text:list-item>
            <text:list-item>
              <text:p text:style-name="P39"><text:span text:style-name="T118">明顯例子，</text:span><text:span text:style-name="T8">1元</text:span><text:span text:style-name="T121">方程式、</text:span><text:span text:style-name="T8">1元</text:span><text:span text:style-name="T11">2次</text:span><text:span text:style-name="T123">方程式</text:span><text:span text:style-name="T118">。</text:span></text:p>
              <text:list>
                <text:list-item>
                  <text:p text:style-name="P40"><text:span text:style-name="T7">假定，使用 2</text:span><text:span text:style-name="T120">維</text:span><text:span text:style-name="T118">次方座標系。</text:span></text:p>
                  <text:list>
                    <text:list-item>
                      <text:p text:style-name="P2">假定，水平軸 是 次方軸。</text:p>
                    </text:list-item>
                    <text:list-item>
                      <text:p text:style-name="P3">假定，垂直軸 是 係數軸。</text:p>
                    </text:list-item>
                  </text:list>
                </text:list-item>
                <text:list-item>
                  <text:p text:style-name="P41"><text:span text:style-name="T118">明顯例子，假定</text:span><text:span text:style-name="T2">，</text:span><text:span text:style-name="T11">y = </text:span><text:span text:style-name="T17">f(x)</text:span><text:span text:style-name="T11"> = a * x</text:span><text:span text:style-name="T77">2</text:span><text:span text:style-name="T11"> + b * x + c</text:span><text:span text:style-name="T118">。</text:span></text:p>
                  <text:list>
                    <text:list-item>
                      <text:p text:style-name="P42"><text:span text:style-name="T12">xy座</text:span><text:span text:style-name="T124">標系 出現（</text:span><text:span text:style-name="T12">1元2次</text:span><text:span text:style-name="T124">方程式 的）曲線</text:span><text:span text:style-name="T118">。</text:span></text:p>
                    </text:list-item>
                    <text:list-item>
                      <text:p text:style-name="P43"><text:span text:style-name="T7">假定，使用 2</text:span><text:span text:style-name="T120">維</text:span><text:span text:style-name="T118">次方座標系。</text:span></text:p>
                      <text:list>
                        <text:list-item>
                          <text:p text:style-name="P44"><text:span text:style-name="T7">2</text:span><text:span text:style-name="T120">維</text:span><text:span text:style-name="T118">次方座標系 出現 </text:span><text:span text:style-name="T125">三</text:span><text:span text:style-name="T118">個點。</text:span></text:p>
                          <text:list>
                            <text:list-item>
                              <text:p text:style-name="P45"><text:span text:style-name="T2">在 水平軸</text:span><text:span text:style-name="T13">=2、垂直軸=a 的 座標位置，有 </text:span><text:span text:style-name="T126">一個點</text:span><text:span text:style-name="T118">。</text:span></text:p>
                            </text:list-item>
                            <text:list-item>
                              <text:p text:style-name="P46"><text:span text:style-name="T2">在 水平軸</text:span><text:span text:style-name="T13">=1、垂直軸=b 的 座標位置，有 </text:span><text:span text:style-name="T126">一個點</text:span><text:span text:style-name="T118">。</text:span></text:p>
                            </text:list-item>
                            <text:list-item>
                              <text:p text:style-name="P39"><text:span text:style-name="T2">在 水平軸</text:span><text:span text:style-name="T13">=0、垂直軸=c 的 座標位置，有 </text:span><text:span text:style-name="T126">一個點</text:span><text:span text:style-name="T118">。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39"><text:span text:style-name="T118">明顯例子，假定</text:span><text:span text:style-name="T2">，</text:span><text:span text:style-name="T11">y = </text:span><text:span text:style-name="T17">f(x)</text:span><text:span text:style-name="T11"> = a * x</text:span><text:span text:style-name="T77">2</text:span><text:span text:style-name="T11"> + b * x + c</text:span><text:span text:style-name="T20"> + d * x</text:span><text:span text:style-name="T78">-0.</text:span><text:span text:style-name="T80">1</text:span><text:span text:style-name="T20"> + e * x</text:span><text:span text:style-name="T78">-</text:span><text:span text:style-name="T79">π</text:span><text:span text:style-name="T118">。</text:span></text:p>
                  <text:list>
                    <text:list-item>
                      <text:p text:style-name="P39"><text:span text:style-name="T12">xy座</text:span><text:span text:style-name="T124">標系 出現（</text:span><text:span text:style-name="T12">1元</text:span><text:span text:style-name="T124">方程式 的）曲線</text:span><text:span text:style-name="T118">。</text:span></text:p>
                    </text:list-item>
                    <text:list-item>
                      <text:p text:style-name="P39"><text:span text:style-name="T7">假定，使用 2</text:span><text:span text:style-name="T120">維</text:span><text:span text:style-name="T118">次方座標系。</text:span></text:p>
                      <text:list>
                        <text:list-item>
                          <text:p text:style-name="P39"><text:span text:style-name="T7">2</text:span><text:span text:style-name="T120">維</text:span><text:span text:style-name="T118">次方座標系 出現 </text:span><text:span text:style-name="T130">五</text:span><text:span text:style-name="T118">個點。</text:span></text:p>
                          <text:list>
                            <text:list-item>
                              <text:p text:style-name="P39"><text:span text:style-name="T2">在 水平軸</text:span><text:span text:style-name="T13">=2、垂直軸=a 的 座標位置，有 </text:span><text:span text:style-name="T126">一個點</text:span><text:span text:style-name="T118">。</text:span></text:p>
                            </text:list-item>
                            <text:list-item>
                              <text:p text:style-name="P39"><text:span text:style-name="T2">在 水平軸</text:span><text:span text:style-name="T13">=1、垂直軸=b 的 座標位置，有 </text:span><text:span text:style-name="T126">一個點</text:span><text:span text:style-name="T118">。</text:span></text:p>
                            </text:list-item>
                            <text:list-item>
                              <text:p text:style-name="P39"><text:span text:style-name="T2">在 水平軸</text:span><text:span text:style-name="T13">=0、垂直軸=c 的 座標位置，有 </text:span><text:span text:style-name="T126">一個點</text:span><text:span text:style-name="T118">。</text:span></text:p>
                            </text:list-item>
                            <text:list-item>
                              <text:p text:style-name="P47"><text:span text:style-name="T2">在 水平軸</text:span><text:span text:style-name="T13">=</text:span><text:span text:style-name="T21">(</text:span><text:span text:style-name="T13">-0.</text:span><text:span text:style-name="T23">1</text:span><text:span text:style-name="T21">)</text:span><text:span text:style-name="T13">、垂直軸=</text:span><text:span text:style-name="T21">d</text:span><text:span text:style-name="T13"> 的 座標位置，有 </text:span><text:span text:style-name="T126">一個點</text:span><text:span text:style-name="T118">。</text:span></text:p>
                            </text:list-item>
                            <text:list-item>
                              <text:p text:style-name="P47"><text:span text:style-name="T2">在 水平軸</text:span><text:span text:style-name="T13">=</text:span><text:span text:style-name="T21">(</text:span><text:span text:style-name="T13">-</text:span><text:span text:style-name="T22">π</text:span><text:span text:style-name="T21">)</text:span><text:span text:style-name="T13">、垂直軸=</text:span><text:span text:style-name="T21">e</text:span><text:span text:style-name="T13"> 的 座標位置，有 </text:span><text:span text:style-name="T126">一個點</text:span><text:span text:style-name="T118">。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8"><text:span text:style-name="T118">明顯例子，</text:span><text:span text:style-name="T14">n</text:span><text:span text:style-name="T8">元</text:span><text:span text:style-name="T121">方程式</text:span><text:span text:style-name="T118">、</text:span><text:span text:style-name="T14">n</text:span><text:span text:style-name="T8">元</text:span><text:span text:style-name="T11">m</text:span><text:span text:style-name="T8">次</text:span><text:span text:style-name="T121">方程式</text:span><text:span text:style-name="T118">。</text:span></text:p>
              <text:list>
                <text:list-item>
                  <text:p text:style-name="P49"><text:span text:style-name="T17">假定，</text:span><text:span text:style-name="T14">n</text:span><text:span text:style-name="T8">元</text:span><text:span text:style-name="T11">m</text:span><text:span text:style-name="T8">次</text:span><text:span text:style-name="T121">方程式</text:span><text:span text:style-name="T8"> = </text:span><text:span text:style-name="T17">f(x</text:span><text:span text:style-name="T106">1</text:span><text:span text:style-name="T18">, x</text:span><text:span text:style-name="T106">2</text:span><text:span text:style-name="T18">, …, x</text:span><text:span text:style-name="T106">n</text:span><text:span text:style-name="T17">)</text:span><text:span text:style-name="T118">。</text:span></text:p>
                </text:list-item>
                <text:list-item>
                  <text:p text:style-name="P49"><text:span text:style-name="T14">假定，使用（n+1）</text:span><text:span text:style-name="T120">維</text:span><text:span text:style-name="T118">次方座標系。</text:span></text:p>
                  <text:list>
                    <text:list-item>
                      <text:p text:style-name="P50"><text:span text:style-name="T118">假定，第</text:span><text:span text:style-name="T19">i</text:span><text:span text:style-name="T128">維、</text:span><text:span text:style-name="T118">第</text:span><text:span text:style-name="T15">i</text:span><text:span text:style-name="T118">軸 是 </text:span><text:span text:style-name="T11">x</text:span><text:span text:style-name="T105">i</text:span><text:span text:style-name="T118">次方維、</text:span><text:span text:style-name="T11">x</text:span><text:span text:style-name="T105">i</text:span><text:span text:style-name="T118">次方軸。</text:span></text:p>
                      <text:list>
                        <text:list-item>
                          <text:p text:style-name="P51"><text:span text:style-name="T16">n ≥ </text:span><text:span text:style-name="T15">i</text:span><text:span text:style-name="T16"> ≥ 1</text:span><text:span text:style-name="T118">。</text:span></text:p>
                        </text:list-item>
                        <text:list-item>
                          <text:p text:style-name="P52"><text:span text:style-name="T11">x</text:span><text:span text:style-name="T105">i</text:span><text:span text:style-name="T118">次方軸的 數值 是 </text:span><text:span text:style-name="T11">x</text:span><text:span text:style-name="T105">i</text:span><text:span text:style-name="T118">的 次方數。</text:span></text:p>
                        </text:list-item>
                      </text:list>
                    </text:list-item>
                    <text:list-item>
                      <text:p text:style-name="P53"><text:span text:style-name="T118">假定，第</text:span><text:span text:style-name="T14">（n+1）</text:span><text:span text:style-name="T128">維</text:span><text:span text:style-name="T118">、第</text:span><text:span text:style-name="T14">（n+1）</text:span><text:span text:style-name="T118">軸 是 係數</text:span><text:span text:style-name="T129">維</text:span><text:span text:style-name="T118">、係數軸。</text:span></text:p>
                      <text:list>
                        <text:list-item>
                          <text:p text:style-name="P4">係數軸的 數值 是 係數值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4"><text:span text:style-name="T118">次方座標系 </text:span><text:span text:style-name="T127">有機率出現 點、線、面、體、直線、曲線、</text:span><text:span text:style-name="T12">1元2次</text:span><text:span text:style-name="T124">方程式</text:span><text:span text:style-name="T127">、圓、正方形、正方體</text:span><text:span text:style-name="T118">。</text:span></text:p>
            </text:list-item>
            <text:list-item>
              <text:p text:style-name="P5">次方座標系的 分形。</text:p>
              <text:list>
                <text:list-item>
                  <text:p text:style-name="P55"><text:span text:style-name="T17">明顯例子，F(</text:span><text:span text:style-name="T24">f</text:span><text:span text:style-name="T107">1</text:span><text:span text:style-name="T17">(</text:span><text:span text:style-name="T24">a</text:span><text:span text:style-name="T106">1</text:span><text:span text:style-name="T18">, </text:span><text:span text:style-name="T24">a</text:span><text:span text:style-name="T106">2</text:span><text:span text:style-name="T18">, …, </text:span><text:span text:style-name="T24">a</text:span><text:span text:style-name="T107">i</text:span><text:span text:style-name="T17">)</text:span><text:span text:style-name="T18">, </text:span><text:span text:style-name="T24">f</text:span><text:span text:style-name="T107">2</text:span><text:span text:style-name="T17">(</text:span><text:span text:style-name="T25">b</text:span><text:span text:style-name="T106">1</text:span><text:span text:style-name="T18">, </text:span><text:span text:style-name="T25">b</text:span><text:span text:style-name="T106">2</text:span><text:span text:style-name="T18">, …, </text:span><text:span text:style-name="T25">b</text:span><text:span text:style-name="T107">j</text:span><text:span text:style-name="T17">)</text:span><text:span text:style-name="T18">, …, </text:span><text:span text:style-name="T24">f</text:span><text:span text:style-name="T107">n</text:span><text:span text:style-name="T17">(</text:span><text:span text:style-name="T25">c</text:span><text:span text:style-name="T106">1</text:span><text:span text:style-name="T18">, </text:span><text:span text:style-name="T25">c</text:span><text:span text:style-name="T106">2</text:span><text:span text:style-name="T18">, …, </text:span><text:span text:style-name="T25">c</text:span><text:span text:style-name="T107">k</text:span><text:span text:style-name="T17">))</text:span><text:span text:style-name="T118">。</text:span></text:p>
                  <text:list>
                    <text:list-item>
                      <text:p text:style-name="P56"><text:span text:style-name="T118">明顯例子，假定</text:span><text:span text:style-name="T2">，</text:span><text:span text:style-name="T26">F</text:span><text:span text:style-name="T17">(</text:span><text:span text:style-name="T24">f</text:span><text:span text:style-name="T107">1</text:span><text:span text:style-name="T17">(…))</text:span><text:span text:style-name="T11"> = a * </text:span><text:span text:style-name="T24">f</text:span><text:span text:style-name="T107">1</text:span><text:span text:style-name="T17">(…)</text:span><text:span text:style-name="T77">2</text:span><text:span text:style-name="T11"> + b * </text:span><text:span text:style-name="T24">f</text:span><text:span text:style-name="T107">1</text:span><text:span text:style-name="T17">(…)</text:span><text:span text:style-name="T11"> + c</text:span><text:span text:style-name="T118">。</text:span></text:p>
                    </text:list-item>
                  </text:list>
                </text:list-item>
                <text:list-item>
                  <text:p text:style-name="P57"><text:span text:style-name="T118">明顯例子，假定，次方座標系 出現</text:span><text:span text:style-name="T124">（</text:span><text:span text:style-name="T12">1元2次</text:span><text:span text:style-name="T124">方程式 的）曲線</text:span><text:span text:style-name="T118">。</text:span></text:p>
                  <text:list>
                    <text:list-item>
                      <text:p text:style-name="P57"><text:span text:style-name="T2">(次方座標系)</text:span><text:span text:style-name="T93">2</text:span><text:span text:style-name="T39"> 出現 三個點</text:span><text:span text:style-name="T118">。</text:span></text:p>
                      <text:list>
                        <text:list-item>
                          <text:p text:style-name="P57"><text:span text:style-name="T2">(次方座標系)</text:span><text:span text:style-name="T93">2</text:span><text:span text:style-name="T118"> 是 </text:span><text:span text:style-name="T2">次方座標系的 次方座標系</text:span><text:span text:style-name="T118">。</text:span></text:p>
                        </text:list-item>
                      </text:list>
                    </text:list-item>
                  </text:list>
                </text:list-item>
                <text:list-item>
                  <text:p text:style-name="P58"><text:span text:style-name="T17">抽象例子，F(？？？) = 某一特定函數</text:span><text:span text:style-name="T118">。</text:span></text:p>
                  <text:list>
                    <text:list-item>
                      <text:p text:style-name="P59"><text:span text:style-name="T118">明顯例子，假定</text:span><text:span text:style-name="T2">，</text:span><text:span text:style-name="T17">F(？？？)</text:span><text:span text:style-name="T11"> = a * x</text:span><text:span text:style-name="T88">2*</text:span><text:span text:style-name="T87">y</text:span><text:span text:style-name="T11"> + b * x</text:span><text:span text:style-name="T87">y</text:span><text:span text:style-name="T11"> + c</text:span><text:span text:style-name="T118">。</text:span></text:p>
                    </text:list-item>
                    <text:list-item>
                      <text:p text:style-name="P58"><text:span text:style-name="T118">明顯例子，假定</text:span><text:span text:style-name="T2">，</text:span><text:span text:style-name="T17">F(？？？)</text:span><text:span text:style-name="T11"> = a * x</text:span><text:span text:style-name="T87">y</text:span><text:span text:style-name="T81">^2+</text:span><text:span text:style-name="T89">2*</text:span><text:span text:style-name="T87">y</text:span><text:span text:style-name="T81">+1</text:span><text:span text:style-name="T11"> + b * x</text:span><text:span text:style-name="T87">y</text:span><text:span text:style-name="T81">^3+</text:span><text:span text:style-name="T87">y</text:span><text:span text:style-name="T81">+</text:span><text:span text:style-name="T82">1</text:span><text:span text:style-name="T11"> + c</text:span><text:span text:style-name="T87">y</text:span><text:span text:style-name="T81">^2+</text:span><text:span text:style-name="T87">y</text:span><text:span text:style-name="T81">+</text:span><text:span text:style-name="T82">3</text:span><text:span text:style-name="T11"> * x</text:span><text:span text:style-name="T86">x</text:span><text:span text:style-name="T81">^3+</text:span><text:span text:style-name="T86">x</text:span><text:span text:style-name="T81">+</text:span><text:span text:style-name="T85">3</text:span><text:span text:style-name="T17">。</text:span></text:p>
                    </text:list-item>
                    <text:list-item>
                      <text:p text:style-name="P58"><text:span text:style-name="T118">明顯例子，假定</text:span><text:span text:style-name="T2">，</text:span><text:span text:style-name="T17">F(？？？)</text:span><text:span text:style-name="T11"> = a * x</text:span><text:span text:style-name="T90">x</text:span><text:span text:style-name="T81">^2+</text:span><text:span text:style-name="T89">2*</text:span><text:span text:style-name="T90">y</text:span><text:span text:style-name="T81">+1</text:span><text:span text:style-name="T11"> + b * </text:span><text:span text:style-name="T27">y</text:span><text:span text:style-name="T87">y</text:span><text:span text:style-name="T81">^3+</text:span><text:span text:style-name="T87">y</text:span><text:span text:style-name="T91">+</text:span><text:span text:style-name="T84">x</text:span><text:span text:style-name="T11"> + c</text:span><text:span text:style-name="T83">x</text:span><text:span text:style-name="T81">^2+</text:span><text:span text:style-name="T87">y</text:span><text:span text:style-name="T81">+</text:span><text:span text:style-name="T82">3</text:span><text:span text:style-name="T11"> * x</text:span><text:span text:style-name="T86">x</text:span><text:span text:style-name="T81">^3+</text:span><text:span text:style-name="T86">x</text:span><text:span text:style-name="T81">+</text:span><text:span text:style-name="T85">3</text:span><text:span text:style-name="T17">。</text:span></text:p>
                    </text:list-item>
                  </text:list>
                </text:list-item>
              </text:list>
            </text:list-item>
            <text:list-item>
              <text:p text:style-name="P73">次方座標系的 拓展。</text:p>
              <text:list>
                <text:list-item>
                  <text:p text:style-name="P61"><text:span text:style-name="T17">明顯例子，直角座標系 →</text:span><text:span text:style-name="T29"> </text:span><text:span text:style-name="T17">次方座標系、直角型次方座標系。</text:span></text:p>
                </text:list-item>
                <text:list-item>
                  <text:p text:style-name="P62"><text:span text:style-name="T17">明顯例子，極座標系 →</text:span><text:span text:style-name="T29"> </text:span><text:span text:style-name="T17">極型次方座標系。</text:span></text:p>
                </text:list-item>
                <text:list-item>
                  <text:p text:style-name="P63"><text:span text:style-name="T17">明顯例子，圓柱座標系 →</text:span><text:span text:style-name="T29"> </text:span><text:span text:style-name="T17">圓柱型次方座標系。</text:span></text:p>
                </text:list-item>
                <text:list-item>
                  <text:p text:style-name="P71"><text:span text:style-name="T17">明顯例子，</text:span><text:span text:style-name="T133">重心</text:span><text:span text:style-name="T42">座標系</text:span><text:span text:style-name="T17"> →</text:span><text:span text:style-name="T29"> </text:span><text:span text:style-name="T133">重心</text:span><text:span text:style-name="T17">型次方座標系。</text:span></text:p>
                  <text:list>
                    <text:list-item>
                      <text:p text:style-name="P79"><text:span text:style-name="T17">（重心座標系 的 相關描述在 </text:span><text:span text:style-name="T54">新生之書</text:span><text:span text:style-name="T55">的 </text:span><text:span text:style-name="T54">數學</text:span><text:span text:style-name="T17"> 文件群的 </text:span><text:span text:style-name="T54">重心坐標系</text:span><text:span text:style-name="T17">）</text:span></text:p>
                    </text:list-item>
                  </text:list>
                </text:list-item>
                <text:list-item>
                  <text:p text:style-name="P72"><text:span text:style-name="T17">明顯例子，</text:span><text:span text:style-name="T42"> </text:span><text:span text:style-name="T134">放射狀型</text:span><text:span text:style-name="T17">座標系 →</text:span><text:span text:style-name="T29"> </text:span><text:span text:style-name="T134">放射狀</text:span><text:span text:style-name="T17">型次方座標系。</text:span></text:p>
                  <text:list>
                    <text:list-item>
                      <text:p text:style-name="P80"><text:span text:style-name="T55">（放射狀型座標系 的 相關描述在 </text:span><text:span text:style-name="T54">新生之書</text:span><text:span text:style-name="T55">的 </text:span><text:span text:style-name="T54">_</text:span><text:span text:style-name="T55"> 文件群的 </text:span><text:span text:style-name="T54">n維</text:span><text:span text:style-name="T55">）</text:span></text:p>
                    </text:list-item>
                  </text:list>
                </text:list-item>
              </text:list>
            </text:list-item>
            <text:list-item>
              <text:p text:style-name="P60"><text:span text:style-name="T17">抽象例子，</text:span><text:span text:style-name="T118">次方座標系、其他座標系 的 變形、混和、混搭</text:span><text:span text:style-name="T132">。</text:span></text:p>
              <text:list>
                <text:list-item>
                  <text:p text:style-name="P64"><text:span text:style-name="T17">明顯例子</text:span><text:span text:style-name="T2">，假定，</text:span><text:span text:style-name="T11">f(x) = a * x</text:span><text:span text:style-name="T77">2</text:span><text:span text:style-name="T11"> + b * x + c</text:span><text:span text:style-name="T123">。</text:span></text:p>
                  <text:list>
                    <text:list-item>
                      <text:p text:style-name="P65"><text:span text:style-name="T7">假定，使用 </text:span><text:span text:style-name="T28">3</text:span><text:span text:style-name="T120">維</text:span><text:span text:style-name="T141">（</text:span><text:span text:style-name="T118">次方座標系、</text:span><text:span text:style-name="T34">x</text:span><text:span text:style-name="T140">座標系）混搭型座標系</text:span><text:span text:style-name="T118">。</text:span></text:p>
                      <text:list>
                        <text:list-item>
                          <text:p text:style-name="P6"><text:span text:style-name="T118">假定，</text:span><text:span text:style-name="T2">水平</text:span><text:span text:style-name="T118">軸 是 </text:span><text:span text:style-name="T47">x</text:span><text:span text:style-name="T118">次方軸。</text:span></text:p>
                        </text:list-item>
                        <text:list-item>
                          <text:p text:style-name="P6">假定，垂直軸 是 係數軸。</text:p>
                        </text:list-item>
                        <text:list-item>
                          <text:p text:style-name="P6"><text:span text:style-name="T2">假定，</text:span><text:span text:style-name="T118">高度</text:span><text:span text:style-name="T2">軸 是 </text:span><text:span text:style-name="T34">x</text:span><text:span text:style-name="T2">軸</text:span><text:span text:style-name="T140">。</text:span></text:p>
                        </text:list-item>
                      </text:list>
                    </text:list-item>
                  </text:list>
                </text:list-item>
                <text:list-item>
                  <text:p text:style-name="P66"><text:span text:style-name="T17">明顯例子</text:span><text:span text:style-name="T2">，假定，</text:span><text:span text:style-name="T11">f(x, </text:span><text:span text:style-name="T31">y</text:span><text:span text:style-name="T11">) = a * x</text:span><text:span text:style-name="T77">2</text:span><text:span text:style-name="T11"> + b * </text:span><text:span text:style-name="T32">x</text:span><text:span text:style-name="T11"> + c + </text:span><text:span text:style-name="T32">d * y</text:span><text:span text:style-name="T92">2</text:span><text:span text:style-name="T123">。</text:span></text:p>
                  <text:list>
                    <text:list-item>
                      <text:p text:style-name="P67"><text:span text:style-name="T7">假定，使用 </text:span><text:span text:style-name="T28">3</text:span><text:span text:style-name="T120">維</text:span><text:span text:style-name="T141">（</text:span><text:span text:style-name="T118">次方座標系、</text:span><text:span text:style-name="T38">y</text:span><text:span text:style-name="T140">座標系）混搭型座標系</text:span><text:span text:style-name="T118">。</text:span></text:p>
                      <text:list>
                        <text:list-item>
                          <text:p text:style-name="P6"><text:span text:style-name="T118">假定，</text:span>水平<text:span text:style-name="T118">軸 是</text:span><text:span text:style-name="T2"> </text:span><text:span text:style-name="T33">x</text:span>次方<text:span text:style-name="T118">軸。</text:span></text:p>
                        </text:list-item>
                        <text:list-item>
                          <text:p text:style-name="P6"><text:span text:style-name="T118">假定，垂直軸 </text:span><text:span text:style-name="T2">是 </text:span><text:span text:style-name="T118">係數軸。</text:span></text:p>
                        </text:list-item>
                        <text:list-item>
                          <text:p text:style-name="P6">假定，<text:span text:style-name="T118">高度</text:span>軸 是 <text:span text:style-name="T48">y</text:span>軸。</text:p>
                        </text:list-item>
                      </text:list>
                    </text:list-item>
                  </text:list>
                </text:list-item>
                <text:list-item>
                  <text:p text:style-name="P7">明顯例子，使用 直角座標系 表示 <text:span text:style-name="T2">(次方座標系)</text:span><text:span text:style-name="T95">2</text:span>。</text:p>
                  <text:list>
                    <text:list-item>
                      <text:p text:style-name="P8">明顯例子，假定，次方座標系 出現<text:span text:style-name="T146">（</text:span><text:span text:style-name="T46">1元2次</text:span><text:span text:style-name="T146">方程式 的）曲線。</text:span></text:p>
                      <text:list>
                        <text:list-item>
                          <text:p text:style-name="P8"><text:span text:style-name="T2">(次方座標系)</text:span><text:span text:style-name="T95">2</text:span><text:span text:style-name="T49"> 出現 三個點</text:span>。</text:p>
                        </text:list-item>
                        <text:list-item>
                          <text:p text:style-name="P9"><text:span text:style-name="T2">(次方座標系的 </text:span>直角座標系<text:span text:style-name="T2">)</text:span><text:span text:style-name="T49"> 出現（第二種）</text:span><text:span text:style-name="T146">（</text:span><text:span text:style-name="T46">1元2次</text:span><text:span text:style-name="T146">方程式 的）曲線</text:span>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0">離散化、連續化。</text:p>
              <text:list>
                <text:list-item>
                  <text:p text:style-name="P10">明顯例子，已知，<text:span text:style-name="T50">v = v</text:span><text:span text:style-name="T109">0</text:span><text:span text:style-name="T50"> + a * t</text:span><text:span text:style-name="T147">。</text:span></text:p>
                  <text:list>
                    <text:list-item>
                      <text:p text:style-name="P11">已知，<text:span text:style-name="T50">v = S / t = S * </text:span><text:span text:style-name="T51">t</text:span><text:span text:style-name="T97">-1</text:span>。</text:p>
                    </text:list-item>
                    <text:list-item>
                      <text:p text:style-name="P11">已知，<text:span text:style-name="T50">a = S / t</text:span><text:span text:style-name="T96">2</text:span><text:span text:style-name="T50"> = S * </text:span><text:span text:style-name="T51">t</text:span><text:span text:style-name="T97">-2</text:span><text:span text:style-name="T147">。</text:span></text:p>
                    </text:list-item>
                    <text:list-item>
                      <text:p text:style-name="P11"><text:span text:style-name="T35">次方座標系</text:span>。</text:p>
                      <text:list>
                        <text:list-item>
                          <text:p text:style-name="P68"><text:span text:style-name="T2">在 水平軸</text:span><text:span text:style-name="T13">=</text:span><text:span text:style-name="T30">0</text:span><text:span text:style-name="T13">、垂直軸=</text:span><text:span text:style-name="T40">v</text:span><text:span text:style-name="T108">0</text:span><text:span text:style-name="T13"> 的 座標位置，有 </text:span><text:span text:style-name="T126">一個點</text:span><text:span text:style-name="T2">。</text:span></text:p>
                        </text:list-item>
                        <text:list-item>
                          <text:p text:style-name="P68"><text:span text:style-name="T2">在 水平軸</text:span><text:span text:style-name="T13">=-</text:span><text:span text:style-name="T30">1</text:span><text:span text:style-name="T13">、垂直軸=S 的 座標位置，有 </text:span><text:span text:style-name="T126">一個點</text:span><text:span text:style-name="T118">。</text:span></text:p>
                        </text:list-item>
                        <text:list-item>
                          <text:p text:style-name="P69"><text:span text:style-name="T2">在 水平軸</text:span><text:span text:style-name="T13">=-</text:span><text:span text:style-name="T30">2</text:span><text:span text:style-name="T13">、垂直軸=S*</text:span><text:span text:style-name="T30">t</text:span><text:span text:style-name="T13"> 的 座標位置，有 </text:span><text:span text:style-name="T126">一個點</text:span><text:span text:style-name="T118">。</text:span></text:p>
                        </text:list-item>
                      </text:list>
                    </text:list-item>
                    <text:list-item>
                      <text:p text:style-name="P12"><text:span text:style-name="T35">次方座標系</text:span>。</text:p>
                      <text:list>
                        <text:list-item>
                          <text:p text:style-name="P69"><text:span text:style-name="T2">在 水平軸</text:span><text:span text:style-name="T13">=</text:span><text:span text:style-name="T30">0</text:span><text:span text:style-name="T13">、垂直軸=</text:span><text:span text:style-name="T40">v</text:span><text:span text:style-name="T108">0</text:span><text:span text:style-name="T13"> 的 座標位置，有 </text:span><text:span text:style-name="T126">一個點</text:span><text:span text:style-name="T2">。</text:span></text:p>
                          <text:list>
                            <text:list-item>
                              <text:p text:style-name="P86"><text:span text:style-name="T131">已知，</text:span><text:span text:style-name="T40">v = v</text:span><text:span text:style-name="T108">0</text:span><text:span text:style-name="T40"> + a * t</text:span><text:span text:style-name="T2">。</text:span></text:p>
                              <text:list>
                                <text:list-item>
                                  <text:p text:style-name="P86"><text:span text:style-name="T40">v = v</text:span><text:span text:style-name="T108">0</text:span><text:span text:style-name="T40"> + S * </text:span><text:span text:style-name="T30">t</text:span><text:span text:style-name="T94">-2</text:span><text:span text:style-name="T40"> * t</text:span><text:span text:style-name="T2">。</text:span></text:p>
                                </text:list-item>
                                <text:list-item>
                                  <text:p text:style-name="P86"><text:span text:style-name="T40">v = v</text:span><text:span text:style-name="T108">0</text:span><text:span text:style-name="T40"> + v</text:span><text:span text:style-name="T2">。</text:span></text:p>
                                </text:list-item>
                                <text:list-item>
                                  <text:p text:style-name="P70"><text:span text:style-name="T41">0</text:span><text:span text:style-name="T40"> = v</text:span><text:span text:style-name="T108">0</text:span><text:span text:style-name="T2">。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3"><text:span text:style-name="T50">v = v</text:span><text:span text:style-name="T109">0</text:span><text:span text:style-name="T50"> + a * t</text:span>，在 次方座標系 是 離散化、三個點、一個點。</text:p>
                    </text:list-item>
                  </text:list>
                </text:list-item>
                <text:list-item>
                  <text:p text:style-name="P14">明顯例子，假定，<text:span text:style-name="T53">f(t)</text:span><text:span text:style-name="T52"> = </text:span><text:span text:style-name="T148">f(</text:span><text:span text:style-name="T149">S,</text:span><text:span text:style-name="T148">t,</text:span><text:span text:style-name="T151">dx,</text:span><text:span text:style-name="T149">n</text:span><text:span text:style-name="T148">)</text:span><text:span text:style-name="T150"> =</text:span><text:span text:style-name="T52"> (</text:span><text:span text:style-name="T53">S / t</text:span><text:span text:style-name="T98">1*dx</text:span><text:span text:style-name="T53">) + </text:span><text:span text:style-name="T52">(</text:span><text:span text:style-name="T53">S / t</text:span><text:span text:style-name="T98">2*dx</text:span><text:span text:style-name="T53">) + … + </text:span><text:span text:style-name="T52">(</text:span><text:span text:style-name="T53">S / t</text:span><text:span text:style-name="T98">n*dx</text:span><text:span text:style-name="T53">)</text:span>。</text:p>
                  <text:list>
                    <text:list-item>
                      <text:p text:style-name="P15"><text:span text:style-name="T2">d</text:span><text:span text:style-name="T36">x</text:span><text:span text:style-name="T2"> 是（</text:span><text:span text:style-name="T37">x）</text:span><text:span text:style-name="T2">無限趨近於零的 數值</text:span>。</text:p>
                    </text:list-item>
                    <text:list-item>
                      <text:p text:style-name="P16"><text:span text:style-name="T53">f(t)，</text:span><text:span text:style-name="T145">在 次方座標系</text:span><text:span text:style-name="T2"> 是</text:span> 連續化、連續線、連續時間線。</text:p>
                      <text:list>
                        <text:list-item>
                          <text:p text:style-name="P17">連續時間線 <text:span text:style-name="T139">↔</text:span><text:span text:style-name="T152"> 連續空間線、連續時空線、連續時空面、連續個體面、連續個體</text:span>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8"><text:span text:style-name="T145">次方座標系</text:span><text:span text:style-name="T154">(和 其他座標系 一樣也)</text:span><text:span text:style-name="T145">能 幾何作圖、加減乘除、微積分、方程式運算、數學模型</text:span>。</text:p>
            </text:list-item>
          </text:list>
        </text:list-item>
        <text:list-item>
          <text:p text:style-name="P19"><text:bookmark-start text:name="第a層級座標系"/><text:span text:style-name="T161">第</text:span><text:span text:style-name="T56">a</text:span><text:span text:style-name="T161">層級</text:span>座標系<text:bookmark-end text:name="第a層級座標系"/></text:p>
          <text:list>
            <text:list-item>
              <text:p text:style-name="P21">座標系<text:span text:style-name="T162">層級</text:span><text:span text:style-name="T1"> </text:span><text:span text:style-name="T139">↔</text:span> <text:span text:style-name="T162">符號層級</text:span>。</text:p>
              <text:list>
                <text:list-item>
                  <text:p text:style-name="P81"><text:span text:style-name="T55">（符號層級 的 相關描述在 </text:span><text:span text:style-name="T54">新生之書</text:span><text:span text:style-name="T55">的 </text:span><text:span text:style-name="T54">數學</text:span><text:span text:style-name="T55"> 文件群的 </text:span><text:span text:style-name="T54">符號層級</text:span><text:span text:style-name="T55">）</text:span></text:p>
                </text:list-item>
              </text:list>
            </text:list-item>
            <text:list-item>
              <text:p text:style-name="P19"><text:span text:style-name="T161">第</text:span><text:span text:style-name="T56">a</text:span><text:span text:style-name="T161">層級</text:span>座標系。</text:p>
              <text:list>
                <text:list-item>
                  <text:p text:style-name="P22"><text:span text:style-name="T145">明顯例子，第</text:span><text:span text:style-name="T57">1</text:span><text:span text:style-name="T145">層級</text:span>座標系<text:span text:style-name="T1"> </text:span><text:span text:style-name="T139">↔</text:span> <text:span text:style-name="T145">加法</text:span>座標系<text:span text:style-name="T145">、減法</text:span>座標系、<text:span text:style-name="T59">數值</text:span>座標系。</text:p>
                  <text:list>
                    <text:list-item>
                      <text:p text:style-name="P23"><text:span text:style-name="T59">數值</text:span>座標系 <text:span text:style-name="T58">的 </text:span><text:span text:style-name="T145">明顯例子，</text:span><text:span text:style-name="T55">直角座標系、極座標系、圓柱座標系</text:span>。</text:p>
                    </text:list-item>
                  </text:list>
                </text:list-item>
                <text:list-item>
                  <text:p text:style-name="P20"><text:span text:style-name="T145">明顯例子，第</text:span><text:span text:style-name="T57">2</text:span><text:span text:style-name="T145">層級</text:span>座標系<text:span text:style-name="T1"> </text:span><text:span text:style-name="T139">↔</text:span> <text:span text:style-name="T145">乘法</text:span>座標系<text:span text:style-name="T145">、除法</text:span>座標系。</text:p>
                </text:list-item>
                <text:list-item>
                  <text:p text:style-name="P24"><text:span text:style-name="T145">明顯例子，第</text:span><text:span text:style-name="T57">3</text:span><text:span text:style-name="T145">層級</text:span>座標系<text:span text:style-name="T1"> </text:span><text:span text:style-name="T139">↔</text:span> <text:span text:style-name="T153">次方</text:span>座標系<text:span text:style-name="T145">、</text:span><text:span text:style-name="T157">log</text:span>座標系。</text:p>
                </text:list-item>
              </text:list>
            </text:list-item>
            <text:list-item>
              <text:p text:style-name="P27"><text:span text:style-name="T145">乘法</text:span>座標系。</text:p>
              <text:list>
                <text:list-item>
                  <text:p text:style-name="P28"><text:span text:style-name="T145">明顯例子，假定，</text:span><text:span text:style-name="T53">f(t)</text:span><text:span text:style-name="T52"> = (</text:span><text:span text:style-name="T63">a</text:span><text:span text:style-name="T110">1</text:span><text:span text:style-name="T53"> * </text:span><text:span text:style-name="T67">1</text:span><text:span text:style-name="T53"> * t) + </text:span><text:span text:style-name="T52">(</text:span><text:span text:style-name="T63">a</text:span><text:span text:style-name="T110">2</text:span><text:span text:style-name="T53"> * </text:span><text:span text:style-name="T61">2</text:span><text:span text:style-name="T60"> * </text:span><text:span text:style-name="T53">t) + … + </text:span><text:span text:style-name="T52">(</text:span><text:span text:style-name="T63">a</text:span><text:span text:style-name="T110">n</text:span><text:span text:style-name="T53"> * </text:span><text:span text:style-name="T61">n</text:span><text:span text:style-name="T60"> * </text:span><text:span text:style-name="T53">t)</text:span>。</text:p>
                  <text:list>
                    <text:list-item>
                      <text:p text:style-name="P25"><text:span text:style-name="T53">f(t)</text:span><text:span text:style-name="T52"> = </text:span><text:span text:style-name="T65">Σ</text:span><text:span text:style-name="T111">i=0</text:span><text:span text:style-name="T101">n</text:span><text:span text:style-name="T52">(</text:span><text:span text:style-name="T63">a</text:span><text:span text:style-name="T111">i</text:span><text:span text:style-name="T53"> * </text:span><text:span text:style-name="T65">i</text:span><text:span text:style-name="T60"> * </text:span><text:span text:style-name="T53">t)</text:span><text:span text:style-name="T58">。</text:span></text:p>
                      <text:list>
                        <text:list-item>
                          <text:p text:style-name="P26"><text:span text:style-name="T58">在 水平軸</text:span><text:span text:style-name="T64">=</text:span><text:span text:style-name="T66">i</text:span><text:span text:style-name="T64">、垂直軸=</text:span><text:span text:style-name="T63">a</text:span><text:span text:style-name="T111">i</text:span><text:span text:style-name="T64"> 的 座標位置，有 </text:span><text:span text:style-name="T163">一個點</text:span><text:span text:style-name="T53">。</text:span></text:p>
                        </text:list-item>
                      </text:list>
                    </text:list-item>
                    <text:list-item>
                      <text:p text:style-name="P27"><text:span text:style-name="T53">f(t)，</text:span><text:span text:style-name="T145">在 乘法座標系</text:span><text:span text:style-name="T1"> 是</text:span> <text:span text:style-name="T145">離散化、</text:span><text:span text:style-name="T157">n</text:span><text:span text:style-name="T145">個點</text:span>。</text:p>
                    </text:list-item>
                  </text:list>
                </text:list-item>
                <text:list-item>
                  <text:p text:style-name="P28"><text:span text:style-name="T145">明顯例子，假定，</text:span><text:span text:style-name="T53">f(t)</text:span><text:span text:style-name="T52"> = (</text:span><text:span text:style-name="T63">a</text:span><text:span text:style-name="T110">1</text:span><text:span text:style-name="T53"> * </text:span><text:span text:style-name="T69">1*d</text:span><text:span text:style-name="T60">x</text:span><text:span text:style-name="T53"> * t) + </text:span><text:span text:style-name="T52">(</text:span><text:span text:style-name="T63">a</text:span><text:span text:style-name="T110">2</text:span><text:span text:style-name="T53"> * </text:span><text:span text:style-name="T61">2</text:span><text:span text:style-name="T53">*</text:span><text:span text:style-name="T69">d</text:span><text:span text:style-name="T60">x * </text:span><text:span text:style-name="T53">t) + … + </text:span><text:span text:style-name="T52">(</text:span><text:span text:style-name="T63">a</text:span><text:span text:style-name="T110">n</text:span><text:span text:style-name="T53"> * </text:span><text:span text:style-name="T61">n</text:span><text:span text:style-name="T53">*</text:span><text:span text:style-name="T69">d</text:span><text:span text:style-name="T60">x * </text:span><text:span text:style-name="T53">t)</text:span>。</text:p>
                  <text:list>
                    <text:list-item>
                      <text:p text:style-name="P31"><text:span text:style-name="T157">d</text:span><text:span text:style-name="T60">x</text:span><text:span text:style-name="T59"> 是（</text:span><text:span text:style-name="T62">x）</text:span><text:span text:style-name="T59">無限趨近於零的 數值</text:span><text:span text:style-name="T53">。</text:span></text:p>
                    </text:list-item>
                    <text:list-item>
                      <text:p text:style-name="P30"><text:span text:style-name="T53">f(t)</text:span><text:span text:style-name="T52"> =</text:span><text:span text:style-name="T164">∫</text:span><text:span text:style-name="T111">0</text:span><text:span text:style-name="T101">n</text:span><text:span text:style-name="T52">(</text:span><text:span text:style-name="T63">a</text:span><text:span text:style-name="T111">i</text:span><text:span text:style-name="T53"> * </text:span><text:span text:style-name="T65">i </text:span><text:span text:style-name="T53">* </text:span><text:span text:style-name="T70">d</text:span><text:span text:style-name="T60">x * </text:span><text:span text:style-name="T53">t)</text:span><text:span text:style-name="T59">d</text:span><text:span text:style-name="T68">i</text:span><text:span text:style-name="T58">。</text:span></text:p>
                      <text:list>
                        <text:list-item>
                          <text:p text:style-name="P29"><text:span text:style-name="T58">在 水平軸</text:span><text:span text:style-name="T64">=(</text:span><text:span text:style-name="T66">i </text:span><text:span text:style-name="T53">* </text:span><text:span text:style-name="T71">d</text:span><text:span text:style-name="T60">x)</text:span><text:span text:style-name="T64">、垂直軸=</text:span><text:span text:style-name="T63">a</text:span><text:span text:style-name="T111">i</text:span><text:span text:style-name="T64"> 的 座標位置，有 </text:span><text:span text:style-name="T163">一個點</text:span><text:span text:style-name="T53">。</text:span></text:p>
                        </text:list-item>
                      </text:list>
                    </text:list-item>
                    <text:list-item>
                      <text:p text:style-name="P33"><text:span text:style-name="T53">f(t)，</text:span><text:span text:style-name="T145">在 乘法座標系</text:span><text:span text:style-name="T1"> 是</text:span> 連續化、連續線、連續時間線<text:span text:style-name="T145">。</text:span></text:p>
                    </text:list-item>
                  </text:list>
                </text:list-item>
                <text:list-item>
                  <text:p text:style-name="P37"><text:span text:style-name="T145">明顯例子，假定，</text:span><text:span text:style-name="T53">f(t)</text:span><text:span text:style-name="T52"> = </text:span><text:span text:style-name="T154">a * x</text:span><text:span text:style-name="T77">2</text:span><text:span text:style-name="T11"> + b * x + c</text:span>。</text:p>
                  <text:list>
                    <text:list-item>
                      <text:p text:style-name="P37"><text:span text:style-name="T72">2</text:span><text:span text:style-name="T166">維乘法</text:span>座標系<text:span text:style-name="T72">。</text:span></text:p>
                      <text:list>
                        <text:list-item>
                          <text:p text:style-name="P37"><text:span text:style-name="T72">2</text:span><text:span text:style-name="T166">維乘法</text:span>座標系<text:span text:style-name="T58">。</text:span></text:p>
                          <text:list>
                            <text:list-item>
                              <text:p text:style-name="P37"><text:span text:style-name="T58">第</text:span><text:span text:style-name="T72">1</text:span><text:span text:style-name="T166">維、</text:span><text:span text:style-name="T58">第</text:span><text:span text:style-name="T72">1</text:span><text:span text:style-name="T58">軸 是 </text:span><text:span text:style-name="T154">x</text:span><text:span text:style-name="T166">乘法軸</text:span><text:span text:style-name="T58">。</text:span></text:p>
                            </text:list-item>
                            <text:list-item>
                              <text:p text:style-name="P37"><text:span text:style-name="T58">第</text:span><text:span text:style-name="T72">2</text:span><text:span text:style-name="T166">維、</text:span><text:span text:style-name="T58">第</text:span><text:span text:style-name="T72">2</text:span><text:span text:style-name="T58">軸 是 </text:span><text:span text:style-name="T153">係數軸</text:span><text:span text:style-name="T58">。</text:span></text:p>
                            </text:list-item>
                          </text:list>
                        </text:list-item>
                        <text:list-item>
                          <text:p text:style-name="P37"><text:span text:style-name="T72">2</text:span><text:span text:style-name="T166">維乘法</text:span>座標系<text:span text:style-name="T58">。</text:span></text:p>
                          <text:list>
                            <text:list-item>
                              <text:p text:style-name="P37"><text:span text:style-name="T58">在 第</text:span><text:span text:style-name="T72">1</text:span><text:span text:style-name="T58">軸</text:span><text:span text:style-name="T64">=</text:span><text:span text:style-name="T154">x</text:span><text:span text:style-name="T64">、</text:span><text:span text:style-name="T58">第</text:span><text:span text:style-name="T72">2</text:span><text:span text:style-name="T58">軸</text:span><text:span text:style-name="T64">=</text:span><text:span text:style-name="T63">a</text:span><text:span text:style-name="T64"> 的 座標位置，有 </text:span><text:span text:style-name="T163">一條直線</text:span><text:span text:style-name="T58">。</text:span></text:p>
                            </text:list-item>
                            <text:list-item>
                              <text:p text:style-name="P37"><text:span text:style-name="T58">在 第</text:span><text:span text:style-name="T72">1</text:span><text:span text:style-name="T58">軸</text:span><text:span text:style-name="T64">=</text:span><text:span text:style-name="T72">1</text:span><text:span text:style-name="T64">、</text:span><text:span text:style-name="T58">第</text:span><text:span text:style-name="T72">2</text:span><text:span text:style-name="T58">軸</text:span><text:span text:style-name="T64">=</text:span><text:span text:style-name="T11">b</text:span><text:span text:style-name="T64"> 的 座標位置，有 </text:span><text:span text:style-name="T163">一個點</text:span><text:span text:style-name="T58">。</text:span></text:p>
                            </text:list-item>
                            <text:list-item>
                              <text:p text:style-name="P37"><text:span text:style-name="T58">在 第</text:span><text:span text:style-name="T72">1</text:span><text:span text:style-name="T58">軸</text:span><text:span text:style-name="T64">=</text:span><text:span text:style-name="T75">0</text:span><text:span text:style-name="T64">、</text:span><text:span text:style-name="T58">第</text:span><text:span text:style-name="T72">2</text:span><text:span text:style-name="T58">軸</text:span><text:span text:style-name="T64">=</text:span><text:span text:style-name="T11">c</text:span><text:span text:style-name="T64"> 的 座標位置，有 </text:span><text:span text:style-name="T163">一個點</text:span><text:span text:style-name="T58">。</text:span></text:p>
                            </text:list-item>
                          </text:list>
                        </text:list-item>
                        <text:list-item>
                          <text:p text:style-name="P38"><text:span text:style-name="T53">f(t)，</text:span><text:span text:style-name="T145">在 </text:span><text:span text:style-name="T72">2</text:span><text:span text:style-name="T145">維乘法座標系</text:span><text:span text:style-name="T1"> 是</text:span> 連續化和<text:span text:style-name="T145">離散化、</text:span><text:span text:style-name="T72">1</text:span><text:span text:style-name="T163">條直線和</text:span><text:span text:style-name="T72">2</text:span><text:span text:style-name="T163">個點</text:span><text:span text:style-name="T58">。</text:span></text:p>
                        </text:list-item>
                      </text:list>
                    </text:list-item>
                    <text:list-item>
                      <text:p text:style-name="P37"><text:span text:style-name="T72">3</text:span><text:span text:style-name="T166">維乘法</text:span>座標系<text:span text:style-name="T72">。</text:span></text:p>
                      <text:list>
                        <text:list-item>
                          <text:p text:style-name="P33"><text:span text:style-name="T72">3</text:span><text:span text:style-name="T166">維乘法</text:span>座標系<text:span text:style-name="T58">。</text:span></text:p>
                          <text:list>
                            <text:list-item>
                              <text:p text:style-name="P33"><text:span text:style-name="T58">第</text:span><text:span text:style-name="T72">1</text:span><text:span text:style-name="T166">維、</text:span><text:span text:style-name="T58">第</text:span><text:span text:style-name="T72">1</text:span><text:span text:style-name="T58">軸 是 </text:span><text:span text:style-name="T154">x</text:span><text:span text:style-name="T166">乘法軸</text:span><text:span text:style-name="T58">。</text:span></text:p>
                            </text:list-item>
                            <text:list-item>
                              <text:p text:style-name="P33"><text:span text:style-name="T58">第</text:span><text:span text:style-name="T72">2</text:span><text:span text:style-name="T166">維、</text:span><text:span text:style-name="T58">第</text:span><text:span text:style-name="T72">2</text:span><text:span text:style-name="T58">軸 是 </text:span><text:span text:style-name="T154">x</text:span><text:span text:style-name="T166">乘法軸</text:span><text:span text:style-name="T58">。</text:span></text:p>
                            </text:list-item>
                            <text:list-item>
                              <text:p text:style-name="P33"><text:span text:style-name="T58">第</text:span><text:span text:style-name="T72">3</text:span><text:span text:style-name="T166">維、</text:span><text:span text:style-name="T58">第</text:span><text:span text:style-name="T72">3</text:span><text:span text:style-name="T58">軸 是 </text:span><text:span text:style-name="T153">係數軸</text:span><text:span text:style-name="T58">。</text:span></text:p>
                            </text:list-item>
                          </text:list>
                        </text:list-item>
                        <text:list-item>
                          <text:p text:style-name="P36"><text:span text:style-name="T72">3</text:span><text:span text:style-name="T166">維乘法</text:span>座標系<text:span text:style-name="T58">。</text:span></text:p>
                          <text:list>
                            <text:list-item>
                              <text:p text:style-name="P35"><text:span text:style-name="T58">在 第</text:span><text:span text:style-name="T72">1</text:span><text:span text:style-name="T58">軸</text:span><text:span text:style-name="T64">=</text:span><text:span text:style-name="T72">1</text:span><text:span text:style-name="T64">、</text:span><text:span text:style-name="T58">第</text:span><text:span text:style-name="T72">2</text:span><text:span text:style-name="T58">軸</text:span><text:span text:style-name="T64">=</text:span><text:span text:style-name="T72">1</text:span><text:span text:style-name="T64">、</text:span><text:span text:style-name="T58">第</text:span><text:span text:style-name="T72">3</text:span><text:span text:style-name="T58">軸</text:span><text:span text:style-name="T64">=</text:span><text:span text:style-name="T63">a</text:span><text:span text:style-name="T64"> 的 座標位置，有 </text:span><text:span text:style-name="T163">一個點</text:span><text:span text:style-name="T53">。</text:span></text:p>
                            </text:list-item>
                            <text:list-item>
                              <text:p text:style-name="P34"><text:span text:style-name="T58">在 第</text:span><text:span text:style-name="T72">1</text:span><text:span text:style-name="T58">軸</text:span><text:span text:style-name="T64">=</text:span><text:span text:style-name="T72">1</text:span><text:span text:style-name="T64">、</text:span><text:span text:style-name="T58">第</text:span><text:span text:style-name="T72">2</text:span><text:span text:style-name="T58">軸</text:span><text:span text:style-name="T64">=</text:span><text:span text:style-name="T73">0</text:span><text:span text:style-name="T64">、</text:span><text:span text:style-name="T58">第</text:span><text:span text:style-name="T72">3</text:span><text:span text:style-name="T58">軸</text:span><text:span text:style-name="T64">=</text:span><text:span text:style-name="T11">b</text:span><text:span text:style-name="T64"> 的 座標位置，有 </text:span><text:span text:style-name="T163">一個點</text:span><text:span text:style-name="T53">。</text:span></text:p>
                            </text:list-item>
                            <text:list-item>
                              <text:p text:style-name="P34"><text:span text:style-name="T58">在 第</text:span><text:span text:style-name="T72">1</text:span><text:span text:style-name="T58">軸</text:span><text:span text:style-name="T64">=</text:span><text:span text:style-name="T73">0</text:span><text:span text:style-name="T64">、</text:span><text:span text:style-name="T58">第</text:span><text:span text:style-name="T72">2</text:span><text:span text:style-name="T58">軸</text:span><text:span text:style-name="T64">=</text:span><text:span text:style-name="T73">0</text:span><text:span text:style-name="T64">、</text:span><text:span text:style-name="T58">第</text:span><text:span text:style-name="T72">3</text:span><text:span text:style-name="T58">軸</text:span><text:span text:style-name="T64">=</text:span><text:span text:style-name="T11">c</text:span><text:span text:style-name="T64"> 的 座標位置，有 </text:span><text:span text:style-name="T163">一個點</text:span><text:span text:style-name="T53">。</text:span></text:p>
                            </text:list-item>
                          </text:list>
                        </text:list-item>
                        <text:list-item>
                          <text:p text:style-name="P37"><text:span text:style-name="T53">f(t)，</text:span><text:span text:style-name="T145">在 </text:span><text:span text:style-name="T72">3</text:span><text:span text:style-name="T166">維乘法座標系</text:span><text:span text:style-name="T1"> 是</text:span> <text:span text:style-name="T145">離散化、</text:span><text:span text:style-name="T72">3</text:span><text:span text:style-name="T145">個點</text:span>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2"><text:span text:style-name="T153">次方</text:span>座標系。</text:p>
              <text:list>
                <text:list-item>
                  <text:p text:style-name="P83"><text:span text:style-name="T55">（次方座標系 的 相關描述在 </text:span><text:span text:style-name="T54">數學</text:span><text:span text:style-name="T55"> 文件群的 </text:span><text:span text:style-name="T54">次方座標系</text:span><text:span text:style-name="T55">）</text:span></text:p>
                </text:list-item>
              </text:list>
            </text:list-item>
            <text:list-item>
              <text:p text:style-name="P74"><text:span text:style-name="T154">明顯例子，假定，f(x) = a * x</text:span><text:span text:style-name="T77">2</text:span><text:span text:style-name="T11"> + b * x + c</text:span><text:span text:style-name="T118">。</text:span></text:p>
              <text:list>
                <text:list-item>
                  <text:p text:style-name="P75"><text:span text:style-name="T17">2</text:span><text:span text:style-name="T141">維</text:span><text:span text:style-name="T17">直角座標系 出現（1元2次方程式 的）曲線</text:span><text:span text:style-name="T132">。</text:span></text:p>
                </text:list-item>
                <text:list-item>
                  <text:p text:style-name="P76"><text:span text:style-name="T44">2</text:span><text:span text:style-name="T141">維</text:span><text:span text:style-name="T143">乘法座標系</text:span><text:span text:style-name="T17"> 出現 </text:span><text:span text:style-name="T43">1</text:span><text:span text:style-name="T144">條直線和</text:span><text:span text:style-name="T43">2</text:span><text:span text:style-name="T144">個點</text:span><text:span text:style-name="T132">。</text:span></text:p>
                </text:list-item>
                <text:list-item>
                  <text:p text:style-name="P77"><text:span text:style-name="T17">2</text:span><text:span text:style-name="T141">維</text:span><text:span text:style-name="T142">次方</text:span><text:span text:style-name="T140">座標系</text:span><text:span text:style-name="T39"> 出現 </text:span><text:span text:style-name="T43">3</text:span><text:span text:style-name="T39">個點</text:span><text:span text:style-name="T132">。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7-02T20:34:01.496000000</dc:date>
    <meta:editing-duration>P28DT2H45M53S</meta:editing-duration>
    <meta:editing-cycles>15787</meta:editing-cycles>
    <meta:document-statistic meta:table-count="0" meta:image-count="0" meta:object-count="0" meta:page-count="1" meta:paragraph-count="133" meta:word-count="2478" meta:character-count="3491" meta:non-whitespace-character-count="2990"/>
  </office:meta>
</office:document-meta>
</file>